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bdd6ee" fo:background-color="#9cc2e5" style:text-align-source="fix" style:repeat-content="false" fo:border-left="0.51pt solid #bdd6ee" fo:border-right="0.51pt solid #bdd6ee" fo:border-top="0.06pt solid #bdd6e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bdd6ee" style:text-align-source="fix" style:repeat-content="false" fo:border-left="0.51pt solid #bdd6ee" fo:border-right="0.51pt solid #bdd6ee" fo:border-top="0.06pt solid #bdd6ee"/>
      <style:paragraph-properties fo:text-align="center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ar" style:country-asian="SA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eptide</text:p>
          </table:table-cell>
          <table:table-cell office:value-type="string" calcext:value-type="string">
            <text:p>amyloid_database</text:p>
          </table:table-cell>
          <table:table-cell office:value-type="string" calcext:value-type="string">
            <text:p>amyloid_t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NSGP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ANKH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EMRH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MHFG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EEY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GFNQ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SSSNY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SNN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IENIQ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IFNIT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IHFG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LFNLT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STVV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ELNIYQ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FTFIQF</text:p>
          </table:table-cell>
          <table:table-cell table:number-columns-repeated="2" office:value-type="string" calcext:value-type="string">
            <text:p>yes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WSFY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YYTEFT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NTIFVQ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DETVIV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FTPTEK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FQKQQK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FGELFE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SHVII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STTIIE</text:p>
          </table:table-cell>
          <table:table-cell table:number-columns-repeated="2" office:value-type="string" calcext:value-type="string">
            <text:p>no</text:p>
          </table:table-cell>
        </table:table-row>
        <table:table-row table:style-name="ro1">
          <table:table-cell table:style-name="ce2" office:value-type="string" calcext:value-type="string">
            <text:p>THT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8T12:32:08.593205934</meta:creation-date>
    <dc:date>2018-11-08T12:35:51.484828054</dc:date>
    <meta:editing-duration>PT3M44S</meta:editing-duration>
    <meta:editing-cycles>1</meta:editing-cycles>
    <meta:document-statistic meta:table-count="1" meta:cell-count="102" meta:object-count="0"/>
    <meta:generator>LibreOffice/6.0.6.2$Linux_X86_64 LibreOffice_project/00m0$Build-2</meta:generator>
  </office:meta>
</office:document-meta>
</file>